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.199cm" fo:margin-right="0.199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.199cm" fo:text-indent="0cm" style:auto-text-indent="false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7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3" fo:font-size="7pt" fo:font-style="normal" style:text-underline-style="none"/>
    </style:style>
    <style:style style:name="P8" style:family="paragraph">
      <style:paragraph-properties fo:text-align="start"/>
      <style:text-properties style:text-line-through-style="none" style:font-name="Arial1" fo:font-size="7pt" fo:font-style="normal" style:text-underline-style="none"/>
    </style:style>
    <style:style style:name="P9" style:family="paragraph">
      <style:paragraph-properties fo:text-align="end"/>
      <style:text-properties style:font-name="Arial" fo:font-size="6pt" fo:font-weight="normal" style:font-size-asian="6pt" style:font-weight-asian="bold" style:font-size-complex="6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paragraph-properties fo:text-align="center"/>
      <style:text-properties style:text-line-through-style="none" style:font-name="Arial2" fo:font-size="14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6pt" fo:font-style="normal" style:text-underline-style="none"/>
    </style:style>
    <style:style style:name="P14" style:family="paragraph">
      <style:paragraph-properties fo:text-align="end"/>
      <style:text-properties style:text-line-through-style="none" style:font-name="Arial1" fo:font-size="7pt" fo:font-style="normal" style:text-underline-style="none"/>
    </style:style>
    <style:style style:name="P15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6" style:family="paragraph">
      <style:paragraph-properties fo:text-align="center"/>
      <style:text-properties style:text-line-through-style="none" style:font-name="Arial2" fo:font-size="9pt" fo:font-style="normal" style:text-underline-style="none" fo:font-weight="normal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7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Arial" fo:font-size="6pt" fo:font-weight="normal" style:font-size-asian="6pt" style:font-weight-asian="bold" style:font-size-complex="6pt" style:font-weight-complex="bold"/>
    </style:style>
    <style:style style:name="gr1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0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 #0000ff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Dashed_20__28_var_29_" draw:marker-start-width="5.001cm" draw:marker-start-center="true" draw:marker-end-width="5.001cm" draw:marker-end-center="tru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AgenciaCodigoCedente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xml:id="control9" form:id="control9" form:readonly="true" form:max-length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InstrucaoSacado1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Sacado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ReferenciaFatura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InstrucaoSacado2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InstrucaoSacado3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Avalista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LinhaDigitavel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Emitente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rect text:anchor-type="paragraph" draw:z-index="83" draw:style-name="gr5" draw:text-style-name="P10" svg:width="4.25cm" svg:height="0.851cm" svg:x="0.379cm" svg:y="-0.15cm"><text:p/></draw:rect><draw:rect text:anchor-type="paragraph" draw:z-index="43" draw:style-name="gr5" draw:text-style-name="P10" svg:width="1.511cm" svg:height="0.851cm" svg:x="8.44cm" svg:y="-0.15cm"><text:p/></draw:rect><draw:rect text:anchor-type="paragraph" draw:z-index="44" draw:style-name="gr5" draw:text-style-name="P11" svg:width="9.441cm" svg:height="0.851cm" svg:x="9.95cm" svg:y="-0.15cm"><text:p/></draw:rect><draw:control text:anchor-type="paragraph" draw:z-index="84" draw:style-name="gr3" draw:text-style-name="P15" svg:width="3.081cm" svg:height="0.743cm" svg:x="0.924cm" svg:y="-0.09cm" draw:control="control42"/><draw:rect text:anchor-type="paragraph" draw:z-index="42" draw:style-name="gr5" draw:text-style-name="P10" svg:width="3.345cm" svg:height="0.853cm" svg:x="5.092cm" svg:y="-0.146cm"><text:p/></draw:rect><draw:control text:anchor-type="paragraph" draw:z-index="87" draw:style-name="gr3" draw:text-style-name="P15" svg:width="3.081cm" svg:height="0.743cm" svg:x="5.244cm" svg:y="-0.104cm" draw:control="control46"/></text:p>
      <text:p text:style-name="P1"><draw:frame text:anchor-type="paragraph" draw:z-index="11" draw:style-name="gr2" draw:text-style-name="P6" svg:width="2.664cm" svg:height="0.304cm" svg:x="1.085cm" svg:y="0.296cm"><draw:text-box><text:p text:style-name="P5"><text:span text:style-name="T2">RECIBO DO SACADO</text:span></text:p></draw:text-box></draw:frame></text:p>
      <text:p text:style-name="P2"><draw:custom-shape text:anchor-type="paragraph" draw:z-index="5" draw:style-name="gr1" draw:text-style-name="P4" svg:width="4.252cm" svg:height="0.602cm" svg:x="0.37cm" svg:y="0.704cm"><text:p><text:span text:style-name="T1">Data de 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85" draw:style-name="gr3" draw:text-style-name="P8" svg:width="2.798cm" svg:height="0.251cm" svg:x="13.104cm" svg:y="1.281cm" draw:control="control22"/><draw:control text:anchor-type="paragraph" draw:z-index="82" draw:name="txtNumeroDocumento" draw:style-name="gr3" draw:text-style-name="P8" svg:width="4.051cm" svg:height="0.251cm" svg:x="0.466cm" svg:y="2.812cm" draw:control="control41"/><draw:custom-shape text:anchor-type="paragraph" draw:z-index="81" draw:style-name="gr1" draw:text-style-name="P4" svg:width="4.252cm" svg:height="0.602cm" svg:x="0.37cm" svg:y="2.5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80" draw:style-name="gr6" draw:text-style-name="P10" svg:x1="-4.203cm" svg:y1="8.05cm" svg:x2="15.087cm" svg:y2="8.05cm"><text:p/></draw:line><draw:control text:anchor-type="paragraph" draw:z-index="79" draw:style-name="gr3" draw:text-style-name="P8" svg:width="2.019cm" svg:height="0.251cm" svg:x="7.071cm" svg:y="1.288cm" draw:control="control44"/><draw:custom-shape text:anchor-type="paragraph" draw:z-index="78" draw:style-name="gr1" draw:text-style-name="P4" svg:width="2.2cm" svg:height="0.581cm" svg:x="6.99cm" svg:y="1cm"><text:p><text:span text:style-name="T1">Nº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77" draw:style-name="gr3" draw:text-style-name="P16" svg:width="9.251cm" svg:height="0.784cm" svg:x="10.058cm" svg:y="-1.06cm" draw:control="control40"/><draw:control text:anchor-type="paragraph" draw:z-index="76" draw:style-name="gr3" draw:text-style-name="P13" svg:width="14.091cm" svg:height="0.251cm" svg:x="5.2cm" svg:y="6.512cm" draw:control="control39"/><draw:control text:anchor-type="paragraph" draw:z-index="75" draw:style-name="gr3" draw:text-style-name="P13" svg:width="14.091cm" svg:height="0.251cm" svg:x="5.219cm" svg:y="5.9cm" draw:control="control38"/><draw:control text:anchor-type="paragraph" draw:z-index="74" draw:name="bira" draw:style-name="gr3" draw:text-style-name="P13" svg:width="14.091cm" svg:height="0.251cm" svg:x="5.219cm" svg:y="5.607cm" draw:control="control37"/><draw:control text:anchor-type="paragraph" draw:z-index="73" draw:name="txtNumeroDocumento" draw:style-name="gr3" draw:text-style-name="P8" svg:width="10.681cm" svg:height="0.301cm" svg:x="5.225cm" svg:y="4.743cm" draw:control="control36"/><draw:control text:anchor-type="paragraph" draw:z-index="72" draw:name="txtNumeroDocumento" draw:style-name="gr3" draw:text-style-name="P8" svg:width="10.681cm" svg:height="0.299cm" svg:x="5.225cm" svg:y="4.429cm" draw:control="control35"/><draw:control text:anchor-type="paragraph" draw:z-index="71" draw:name="txtNumeroDocumento" draw:style-name="gr3" draw:text-style-name="P8" svg:width="10.681cm" svg:height="0.301cm" svg:x="5.211cm" svg:y="4.073cm" draw:control="control34"/><draw:control text:anchor-type="paragraph" draw:z-index="70" draw:name="txtNumeroDocumento" draw:style-name="gr3" draw:text-style-name="P8" svg:width="10.681cm" svg:height="0.299cm" svg:x="5.211cm" svg:y="3.72cm" draw:control="control33"/><draw:control text:anchor-type="paragraph" draw:z-index="69" draw:name="txtNumeroDocumento" draw:style-name="gr3" draw:text-style-name="P8" svg:width="10.681cm" svg:height="0.301cm" svg:x="5.211cm" svg:y="3.039cm" draw:control="control32"/><draw:control text:anchor-type="paragraph" draw:z-index="68" draw:name="txtNumeroDocumento" draw:style-name="gr3" draw:text-style-name="P8" svg:width="10.681cm" svg:height="0.301cm" svg:x="5.211cm" svg:y="2.429cm" draw:control="control31"/><draw:control text:anchor-type="paragraph" draw:z-index="67" draw:name="txtNumeroDocumento" draw:style-name="gr3" draw:text-style-name="P13" svg:width="4.054cm" svg:height="1.283cm" svg:x="0.46cm" svg:y="6.426cm" draw:control="control30"/><draw:custom-shape text:anchor-type="paragraph" draw:z-index="66" draw:style-name="gr1" draw:text-style-name="P4" svg:width="4.25cm" svg:height="1.765cm" svg:x="0.37cm" svg:y="6.11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65" draw:style-name="gr3" draw:text-style-name="P15" svg:width="9.753cm" svg:height="1.059cm" svg:x="5.08cm" svg:y="6.911cm" draw:control="control29"/><draw:control text:anchor-type="paragraph" draw:z-index="64" draw:style-name="gr3" draw:text-style-name="P13" svg:width="14.091cm" svg:height="0.251cm" svg:x="5.219cm" svg:y="5.322cm" draw:control="control28"/><draw:control text:anchor-type="paragraph" draw:z-index="63" draw:style-name="gr3" draw:text-style-name="P8" svg:width="2.83cm" svg:height="0.251cm" svg:x="13.085cm" svg:y="1.875cm" draw:control="control27"/><draw:control text:anchor-type="paragraph" draw:z-index="62" draw:style-name="gr3" draw:text-style-name="P8" svg:width="2.47cm" svg:height="0.251cm" svg:x="10.46cm" svg:y="1.87cm" draw:control="control26"/><draw:control text:anchor-type="paragraph" draw:z-index="61" draw:style-name="gr3" draw:text-style-name="P8" svg:width="1.721cm" svg:height="0.251cm" svg:x="8.53cm" svg:y="1.88cm" draw:control="control25"/><draw:control text:anchor-type="paragraph" draw:z-index="60" draw:style-name="gr3" draw:text-style-name="P8" svg:width="1.26cm" svg:height="0.251cm" svg:x="7.08cm" svg:y="1.88cm" draw:control="control24"/><draw:control text:anchor-type="paragraph" draw:z-index="59" draw:style-name="gr3" draw:text-style-name="P8" svg:width="1.701cm" svg:height="0.251cm" svg:x="5.203cm" svg:y="1.875cm" draw:control="control23"/><draw:control text:anchor-type="paragraph" draw:z-index="58" draw:style-name="gr3" draw:text-style-name="P8" svg:width="1.38cm" svg:height="0.251cm" svg:x="11.523cm" svg:y="1.288cm" draw:control="control21"/><draw:control text:anchor-type="paragraph" draw:z-index="57" draw:style-name="gr3" draw:text-style-name="P7" svg:width="2.08cm" svg:height="0.251cm" svg:x="9.28cm" svg:y="1.289cm" draw:control="control20"/><draw:control text:anchor-type="paragraph" draw:z-index="56" draw:style-name="gr3" draw:text-style-name="P8" svg:width="1.701cm" svg:height="0.251cm" svg:x="5.203cm" svg:y="1.288cm" draw:control="control43"/><draw:control text:anchor-type="paragraph" draw:z-index="55" draw:style-name="gr3" draw:text-style-name="P8" svg:width="3.252cm" svg:height="0.251cm" svg:x="16.064cm" svg:y="4.187cm" draw:control="control19"/><draw:control text:anchor-type="paragraph" draw:z-index="54" draw:style-name="gr3" draw:text-style-name="P8" svg:width="3.252cm" svg:height="0.251cm" svg:x="16.064cm" svg:y="3.618cm" draw:control="control18"/><draw:control text:anchor-type="paragraph" draw:z-index="53" draw:style-name="gr3" draw:text-style-name="P8" svg:width="3.252cm" svg:height="0.251cm" svg:x="16.064cm" svg:y="3.052cm" draw:control="control17"/><draw:control text:anchor-type="paragraph" draw:z-index="52" draw:style-name="gr3" draw:text-style-name="P8" svg:width="3.252cm" svg:height="0.251cm" svg:x="16.06cm" svg:y="2.45cm" draw:control="control16"/><draw:control text:anchor-type="paragraph" draw:z-index="51" draw:style-name="gr3" draw:text-style-name="P14" svg:width="3.252cm" svg:height="0.251cm" svg:x="16.06cm" svg:y="1.289cm" draw:control="control15"/><draw:control text:anchor-type="paragraph" draw:z-index="50" draw:style-name="gr3" draw:text-style-name="P14" svg:width="3.252cm" svg:height="0.251cm" svg:x="16.064cm" svg:y="1.88cm" draw:control="control14"/><draw:control text:anchor-type="paragraph" draw:z-index="49" draw:style-name="gr3" draw:text-style-name="P14" svg:width="3.252cm" svg:height="0.251cm" svg:x="16.071cm" svg:y="0.7cm" draw:control="control13"/><draw:control text:anchor-type="paragraph" draw:z-index="48" draw:style-name="gr3" draw:text-style-name="P14" svg:width="3.252cm" svg:height="0.251cm" svg:x="16.074cm" svg:y="0.12cm" draw:control="control12"/><draw:control text:anchor-type="paragraph" draw:z-index="47" draw:style-name="gr3" draw:text-style-name="P8" svg:width="10.651cm" svg:height="0.251cm" svg:x="5.2cm" svg:y="0.706cm" draw:control="control11"/><draw:control text:anchor-type="paragraph" draw:z-index="46" draw:style-name="gr3" draw:text-style-name="P13" svg:width="10.651cm" svg:height="0.251cm" svg:x="5.2cm" svg:y="0.099cm" draw:control="control10"/><draw:control text:anchor-type="paragraph" draw:z-index="45" draw:style-name="gr3" draw:text-style-name="P12" svg:width="1.382cm" svg:height="0.743cm" svg:x="8.497cm" svg:y="-1.062cm" draw:control="control9"/><draw:frame text:anchor-type="paragraph" draw:z-index="41" draw:style-name="gr4" draw:text-style-name="P9" svg:width="4.619cm" svg:height="0.276cm" svg:x="14.773cm" svg:y="6.892cm"><draw:text-box><text:p text:style-name="P5"><text:span text:style-name="T4">Ficha de Compensação Autenticação Mecânica</text:span></text:p></draw:text-box></draw:frame><draw:custom-shape text:anchor-type="paragraph" draw:z-index="40" draw:style-name="gr1" draw:text-style-name="P4" svg:width="2.992cm" svg:height="0.585cm" svg:x="13cm" svg:y="1.589cm"><text:p><text:span text:style-name="T1">Valor 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9" draw:style-name="gr1" draw:text-style-name="P4" svg:width="2.661cm" svg:height="0.585cm" svg:x="10.34cm" svg:y="1.589cm"><text:p><text:span text:style-name="T1">Quantidade 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8" draw:style-name="gr1" draw:text-style-name="P4" svg:width="1.918cm" svg:height="0.585cm" svg:x="8.421cm" svg:y="1.589cm"><text:p><text:span text:style-name="T1">Espécie 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7" draw:style-name="gr1" draw:text-style-name="P4" svg:width="1.431cm" svg:height="0.585cm" svg:x="6.99cm" svg:y="1.589cm"><text:p><text:span text:style-name="T1">Carteir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6" draw:style-name="gr1" draw:text-style-name="P4" svg:width="1.893cm" svg:height="0.585cm" svg:x="5.099cm" svg:y="1.589cm"><text:p><text:span text:style-name="T1">Uso do Banc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5" draw:style-name="gr1" draw:text-style-name="P4" svg:width="2.991cm" svg:height="0.581cm" svg:x="13cm" svg:y="1cm"><text:p><text:span text:style-name="T1">Data Process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4" draw:style-name="gr1" draw:text-style-name="P4" svg:width="1.56cm" svg:height="0.581cm" svg:x="11.43cm" svg:y="1cm"><text:p><text:span text:style-name="T1">Acei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3" draw:style-name="gr1" draw:text-style-name="P4" svg:width="2.241cm" svg:height="0.581cm" svg:x="9.19cm" svg:y="1cm"><text:p><text:span text:style-name="T1">Espécie Doc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2" draw:style-name="gr1" draw:text-style-name="P4" svg:width="1.892cm" svg:height="0.581cm" svg:x="5.099cm" svg:y="1cm"><text:p><text:span text:style-name="T1">Data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1" draw:style-name="gr1" draw:text-style-name="P4" svg:width="3.402cm" svg:height="0.595cm" svg:x="15.99cm" svg:y="4.494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0" draw:style-name="gr1" draw:text-style-name="P4" svg:width="3.402cm" svg:height="0.581cm" svg:x="15.99cm" svg:y="3.903cm"><text:p><text:span text:style-name="T1">(+) Outros acréscim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9" draw:style-name="gr1" draw:text-style-name="P4" svg:width="3.402cm" svg:height="0.585cm" svg:x="15.99cm" svg:y="3.341cm"><text:p><text:span text:style-name="T1">(+) Mora / Mult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8" draw:style-name="gr1" draw:text-style-name="P4" svg:width="3.402cm" svg:height="0.585cm" svg:x="15.99cm" svg:y="2.76cm"><text:p><text:span text:style-name="T1">(-) Outras deduçõe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7" draw:style-name="gr1" draw:text-style-name="P4" svg:width="3.402cm" svg:height="0.581cm" svg:x="15.99cm" svg:y="2.17cm"><text:p><text:span text:style-name="T1">(-) Descontos / Abatiment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6" draw:style-name="gr1" draw:text-style-name="P4" svg:width="3.402cm" svg:height="0.585cm" svg:x="15.99cm" svg:y="1.589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5" draw:style-name="gr1" draw:text-style-name="P4" svg:width="3.402cm" svg:height="0.581cm" svg:x="15.99cm" svg:y="1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4" draw:style-name="gr1" draw:text-style-name="P4" svg:width="3.402cm" svg:height="0.585cm" svg:x="15.988cm" svg:y="0.416cm"><text:p><text:span text:style-name="T1">Agência / Código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3" draw:style-name="gr1" draw:text-style-name="P4" svg:width="10.893cm" svg:height="0.585cm" svg:x="5.099cm" svg:y="0.42cm"><text:p><text:span text:style-name="T1">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2" draw:style-name="gr1" draw:text-style-name="P4" svg:width="3.402cm" svg:height="0.581cm" svg:x="15.99cm" svg:y="-0.169cm"><text:p><text:span text:style-name="T1">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1" draw:style-name="gr1" draw:text-style-name="P4" svg:width="10.891cm" svg:height="0.581cm" svg:x="5.099cm" svg:y="-0.169cm"><text:p><text:span text:style-name="T1">Local de pag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0" draw:style-name="gr1" draw:text-style-name="P4" svg:width="14.29cm" svg:height="1.751cm" svg:x="5.099cm" svg:y="5.089cm"><text:p><text:span text:style-name="T3">Sacado</text:span></text:p><text:p><text:span text:style-name="T1"/></text:p><text:p><text:span text:style-name="T1"/></text:p><text:p><text:span text:style-name="T1"/></text:p><text:p><text:span text:style-name="T3"/></text:p><text:p><text:span text:style-name="T3">Avalist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19" draw:name="txtNumeroDocumento" draw:style-name="gr3" draw:text-style-name="P8" svg:width="3.686cm" svg:height="0.251cm" svg:x="0.826cm" svg:y="5.182cm" draw:control="control8"/><draw:control text:anchor-type="paragraph" draw:z-index="18" draw:name="txtNumeroDocumento" draw:style-name="gr3" draw:text-style-name="P8" svg:width="3.728cm" svg:height="0.251cm" svg:x="0.79cm" svg:y="4.583cm" draw:control="control7"/><draw:control text:anchor-type="paragraph" draw:z-index="17" draw:name="txtNumeroDocumento" draw:style-name="gr3" draw:text-style-name="P8" svg:width="3.737cm" svg:height="0.251cm" svg:x="0.767cm" svg:y="3.993cm" draw:control="control6"/><draw:control text:anchor-type="paragraph" draw:z-index="16" draw:name="txtNumeroDocumento" draw:style-name="gr3" draw:text-style-name="P8" svg:width="3.754cm" svg:height="0.251cm" svg:x="0.785cm" svg:y="3.39cm" draw:control="control5"/><draw:control text:anchor-type="paragraph" draw:z-index="15" draw:name="txtNumeroDocumento" draw:style-name="gr3" draw:text-style-name="P8" svg:width="4.051cm" svg:height="0.251cm" svg:x="0.464cm" svg:y="1.023cm" draw:control="control4"/><draw:control text:anchor-type="paragraph" draw:z-index="14" draw:name="txtNumeroDocumento" draw:style-name="gr3" draw:text-style-name="P8" svg:width="4.051cm" svg:height="0.251cm" svg:x="0.474cm" svg:y="0.406cm" draw:control="control3"/><draw:control text:anchor-type="paragraph" draw:z-index="13" draw:style-name="gr3" draw:text-style-name="P7" svg:width="4.051cm" svg:height="0.251cm" svg:x="0.45cm" svg:y="2.2cm" draw:control="control2"/><draw:control text:anchor-type="paragraph" draw:z-index="12" draw:style-name="gr3" draw:text-style-name="P7" svg:width="4.051cm" svg:height="0.251cm" svg:x="0.453cm" svg:y="1.598cm" draw:control="control1"/><draw:custom-shape text:anchor-type="paragraph" draw:z-index="10" draw:style-name="gr1" draw:text-style-name="P4" svg:width="4.252cm" svg:height="0.6cm" svg:x="0.37cm" svg:y="5.51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9" draw:style-name="gr1" draw:text-style-name="P4" svg:width="4.252cm" svg:height="0.6cm" svg:x="0.37cm" svg:y="4.9cm"><text:p><text:span text:style-name="T1">(+) Outros acréscim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1" draw:text-style-name="P4" svg:width="4.252cm" svg:height="0.6cm" svg:x="0.37cm" svg:y="4.311cm"><text:p><text:span text:style-name="T1">(+) Mora / Mult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7" draw:style-name="gr1" draw:text-style-name="P4" svg:width="4.252cm" svg:height="0.6cm" svg:x="0.37cm" svg:y="3.711cm"><text:p><text:span text:style-name="T1">(-) Outras deduções/Abat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" draw:style-name="gr1" draw:text-style-name="P4" svg:width="4.252cm" svg:height="0.6cm" svg:x="0.37cm" svg:y="3.113cm"><text:p><text:span text:style-name="T1">(-) Descontos / Abatiment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" draw:style-name="gr1" draw:text-style-name="P4" svg:width="4.252cm" svg:height="0.6cm" svg:x="0.37cm" svg:y="0.109cm"><text:p><text:span text:style-name="T1">Número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" draw:style-name="gr1" draw:text-style-name="P4" svg:width="4.252cm" svg:height="0.6cm" svg:x="0.37cm" svg:y="1.905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" draw:style-name="gr1" draw:text-style-name="P4" svg:width="4.252cm" svg:height="0.6cm" svg:x="0.37cm" svg:y="1.298cm"><text:p><text:span text:style-name="T1">Agência / Código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0" draw:style-name="gr1" draw:text-style-name="P4" svg:width="10.88cm" svg:height="0.611cm" svg:x="5.099cm" svg:y="2.17cm"><text:p><text:span text:style-name="T1">Referente a: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" draw:style-name="gr1" draw:text-style-name="P4" svg:width="10.88cm" svg:height="2.31cm" svg:x="5.099cm" svg:y="2.78cm"><text:p><text:span text:style-name="T1">Texto de responsabilidade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86" draw:name="txtNumeroDocumento" draw:style-name="gr3" draw:text-style-name="P8" svg:width="10.681cm" svg:height="0.301cm" svg:x="5.211cm" svg:y="3.385cm" draw:control="control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9.5cm" style:num-format="1" style:print-orientation="portrait" fo:margin-top="0.231cm" fo:margin-bottom="0.219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Misael Queiroz</meta:initial-creator>
    <meta:creation-date>2008-01-18T19:37:11</meta:creation-date>
    <dc:date>2013-01-10T11:39:39</dc:date>
    <meta:printed-by>bira regis</meta:printed-by>
    <meta:print-date>2010-08-04T09:34:08</meta:print-date>
    <dc:language>pt-BR</dc:language>
    <meta:editing-cycles>222</meta:editing-cycles>
    <meta:editing-duration>P1DT1H44M27S</meta:editing-duration>
    <dc:creator>ricardo </dc:creator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